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rakterer, Fravær, Motivasjon, Fagvalg, Arbeidsvaner, Lærestrategier, Tidsstyring, Digital kompetanse, Muntlig aktivitet, Skriftlige ferdigheter, Gruppearbeid, Studieprogresjon, Lekseoppfølging, Læringsmiljø, Trivsel, Sosial utvikling, Samarbeid, Rådgivning, Karriereveiledning, Fremtidsplaner, Målsetninger, Foreldresamarbeid, Skole–hjem-dialog, Ansvarsfølelse, Stresshåndtering, Fritidsaktiviteter, Fysisk helse, Psykisk helse, Dybdelæring, Presentasjonsteknikk, Leksearbeid, Personlig utvikling, Mestringsfølelse, Selvbilde, Engasjement, Tilrettelegging, Egenvurdering, Vurderingsformer, Tilstedeværelse, Respekt, Skolepress, Konsentrasjon, Forventningsavklaring, Læringsmål, Lesestrategier, Oppfølging, Vennskap, Elevmedvirkning, Nettvett, Mobilbruk.</text:p>
      <text:p text:style-name="Standard"/>
      <text:p text:style-name="Standard">Læremidler, Evaluering, Repetisjon, Kompetansemål, Skolekultur, Mobbing, Klasseledelse, Oppdragelse, Samfunnsengasjement, Kritisk tenkning, Kreativitet, Studieteknikk, Sidemålsopplæring, Engelskferdigheter, Språkvalg, Ordensregler, Kjernetid, Progresjon i fag, Planleggingsverktøy, Rådgiverkontakt, Faglig veiledning, Tilbakemeldingskultur, Mentorordning, Ergonomi, Oppstart av prosjekter, Avslutning av prosjekter, Innsats, Nivådifferensiering, Lesehastighet, Kommunikasjonsferdigheter, Kulturskole, Skolens visjon, Studieretning, Yrkesfag, Studiespesialisering, Differensiert undervisning, Praktiske fag, Merkantile fag, Workshop, Prosjektarbeid, Praktisk-estetiske fag, Rektoroppfølging, Bibliotekbruk, Eksterne samarbeidspartnere, Foreldremøter, Skolereglene, Lektoroppfølging, Mentorgrupper, Utplassering, Skolehelsetjenesten, Elevdemokrat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7:24:18.021991762</meta:creation-date>
    <dc:date>2025-03-11T17:24:54.632098766</dc:date>
    <meta:editing-duration>PT38S</meta:editing-duration>
    <meta:editing-cycles>1</meta:editing-cycles>
    <meta:document-statistic meta:table-count="0" meta:image-count="0" meta:object-count="0" meta:page-count="1" meta:paragraph-count="2" meta:word-count="123" meta:character-count="1601" meta:non-whitespace-character-count="1481"/>
    <meta:generator>LibreOffice/24.8.0.3$Linux_X86_64 LibreOffice_project/480$Build-3</meta:generator>
  </office:meta>
</office:document-meta>
</file>